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008b79"/>
    </style:style>
    <style:style style:name="P2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207dd" officeooo:paragraph-rsid="000207dd"/>
    </style:style>
    <style:style style:name="P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6c170" officeooo:paragraph-rsid="0006c170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04ac6b" officeooo:paragraph-rsid="0004ac6b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officeooo:rsid="00060342" officeooo:paragraph-rsid="00060342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2519" officeooo:paragraph-rsid="00008b79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0207dd" officeooo:paragraph-rsid="000207d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06c170" officeooo:paragraph-rsid="0006c170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6c170" officeooo:paragraph-rsid="0006c170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42519" officeooo:paragraph-rsid="00008b79"/>
    </style:style>
    <style:style style:name="P11" style:family="paragraph" style:parent-style-name="Preformatted_20_Text">
      <style:text-properties fo:font-weight="bold" officeooo:rsid="00142519" style:font-weight-asian="bold" style:font-weight-complex="bold"/>
    </style:style>
    <style:style style:name="P12" style:family="paragraph" style:parent-style-name="Preformatted_20_Text">
      <style:text-properties fo:font-weight="bold" officeooo:rsid="00142519" officeooo:paragraph-rsid="00008b79" style:font-weight-asian="bold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weight="bold" officeooo:rsid="0006c197" style:font-weight-asian="bold" style:font-weight-complex="bold"/>
    </style:style>
    <style:style style:name="T3" style:family="text">
      <style:text-properties fo:font-weight="bold" officeooo:rsid="000207dd" style:font-weight-asian="bold" style:font-weight-complex="bold"/>
    </style:style>
    <style:style style:name="T4" style:family="text">
      <style:text-properties fo:font-weight="bold" officeooo:rsid="0004ac6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036c" style:font-weight-asian="normal" style:font-weight-complex="normal"/>
    </style:style>
    <style:style style:name="T7" style:family="text">
      <style:text-properties fo:font-weight="normal" officeooo:rsid="000207dd" style:font-weight-asian="normal" style:font-weight-complex="normal"/>
    </style:style>
    <style:style style:name="T8" style:family="text">
      <style:text-properties fo:font-weight="normal" officeooo:rsid="0004ac6b" style:font-weight-asian="normal" style:font-weight-complex="normal"/>
    </style:style>
    <style:style style:name="T9" style:family="text">
      <style:text-properties fo:color="#00a933" style:text-line-through-style="none" style:text-line-through-type="none" fo:font-weight="normal" officeooo:rsid="001a036c" style:font-weight-asian="normal" style:font-weight-complex="normal"/>
    </style:style>
    <style:style style:name="T10" style:family="text">
      <style:text-properties officeooo:rsid="00008b79"/>
    </style:style>
    <style:style style:name="T11" style:family="text">
      <style:text-properties officeooo:rsid="00062f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elp Frame Rate</text:p>
      <text:p text:style-name="P11"/>
      <text:p text:style-name="P1"><text:span text:style-name="T2">Video</text:span><text:span text:style-name="T1"> frame rate </text:span><text:span text:style-name="T2">change</text:span>. It will process any videos <text:span text:style-name="T6">that are in the folder </text:span></text:p>
      <text:p text:style-name="P10"><text:span text:style-name="T9">/home/pi/process/oldFrameRate</text:span>. </text:p>
      <text:p text:style-name="P3">It will open the file,</text:p>
      <text:p text:style-name="P8">/home/pi/process/frameRateData.txt</text:p>
      <text:p text:style-name="P9">and read comma separated data of <text:span text:style-name="T4">stamp</text:span><text:span text:style-name="T8">, </text:span><text:span text:style-name="T3">record_fps</text:span><text:span text:style-name="T7">, </text:span><text:span text:style-name="T5">to identify videos and new frame rates.</text:span></text:p>
      <text:p text:style-name="P1"/>
      <text:p text:style-name="P1">If there is an error it could be that some previous recording was incomplete and proper recording files were not created. </text:p>
      <text:p text:style-name="P4"/>
      <text:p text:style-name="P2"><text:span text:style-name="T10">The</text:span> new files with new frame rates will appear in this folder:</text:p>
      <text:p text:style-name="P7">/home/pi/process/frameRateProcessed</text:p>
      <text:p text:style-name="P5">Time estimate for processing: <text:span text:style-name="T11">About 10~20 s for each 10 sec recording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3T23:59:30.536869273</dc:date>
    <meta:editing-duration>PT19M37S</meta:editing-duration>
    <meta:editing-cycles>7</meta:editing-cycles>
    <meta:generator>LibreOffice/6.1.5.2$Linux_ARM_EABI LibreOffice_project/10$Build-2</meta:generator>
    <meta:document-statistic meta:table-count="0" meta:image-count="0" meta:object-count="0" meta:page-count="1" meta:paragraph-count="10" meta:word-count="85" meta:character-count="557" meta:non-whitespace-character-count="479"/>
  </office:meta>
</office:document-meta>
</file>